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Normal">More solid connection between merchant ship attack, wulf wreck and Viskas 3<text:span text:style-name="T1">rd</text:span> ship. (Unsure what I had in mind. )</text:p>
      <text:p text:style-name="Normal"/>
      <text:p text:style-name="P1">Feature:</text:p>
      <text:p text:style-name="P2">Ship and crew morale status pages (Pop-up Arn to give you vague information?)</text:p>
      <text:p text:style-name="P2"/>
      <text:p text:style-name="Standard">Lore page (Under construction. Needs: design <text:s/>)</text:p>
      <text:p text:style-name="Standard"/>
      <text:p text:style-name="Standard">Free-tour around the ship. Eaten by Zat and others. Hazing. </text:p>
      <text:p text:style-name="Standard"/>
      <text:p text:style-name="Standard">Bond with Arn after wulfcaptain?</text:p>
      <text:p text:style-name="Standard"/>
      <text:p text:style-name="Standard">End screen statistics. (Mostly done. Design good?)</text:p>
      <text:p text:style-name="Standard"/>
      <text:p text:style-name="P1">Design: </text:p>
      <text:p text:style-name="Standard"/>
      <text:p text:style-name="Standard">Art assets. (Mostly all added where needed.)</text:p>
      <text:p text:style-name="Standard"/>
      <text:p text:style-name="Standard">Ideas:</text:p>
      <text:p text:style-name="Standard"/>
      <text:p text:style-name="Standard">Bug: Repeats the same screen on multiple choice buttons like briefing and lor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1DT6H16M54S</meta:editing-duration>
    <meta:editing-cycles>19</meta:editing-cycles>
    <meta:generator>OpenOffice/4.1.3$Win32 OpenOffice.org_project/413m1$Build-9783</meta:generator>
    <dc:date>2016-12-29T21:00:14.90</dc:date>
    <meta:document-statistic meta:table-count="0" meta:image-count="0" meta:object-count="0" meta:page-count="1" meta:paragraph-count="13" meta:word-count="92" meta:character-count="575"/>
  </office:meta>
</office:document-meta>
</file>